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5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35.996" calcext:value-type="float">
            <text:p>35.99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2.718" calcext:value-type="float">
            <text:p>42.7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3.297" calcext:value-type="float">
            <text:p>53.29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70.735" calcext:value-type="float">
            <text:p>70.7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41.768" calcext:value-type="float">
            <text:p>41.7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62.571" calcext:value-type="float">
            <text:p>62.5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0.692" calcext:value-type="float">
            <text:p>30.6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063" calcext:value-type="float">
            <text:p>28.06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26.866" calcext:value-type="float">
            <text:p>26.8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672" calcext:value-type="float">
            <text:p>26.6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6.628" calcext:value-type="float">
            <text:p>26.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34" calcext:value-type="float">
            <text:p>25.83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31.935" calcext:value-type="float">
            <text:p>31.9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297" calcext:value-type="float">
            <text:p>25.29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5.689" calcext:value-type="float">
            <text:p>25.68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622" calcext:value-type="float">
            <text:p>25.62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831" calcext:value-type="float">
            <text:p>25.8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469" calcext:value-type="float">
            <text:p>25.4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291" calcext:value-type="float">
            <text:p>25.2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6.926" calcext:value-type="float">
            <text:p>26.9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398" calcext:value-type="float">
            <text:p>25.39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547" calcext:value-type="float">
            <text:p>25.54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5.724" calcext:value-type="float">
            <text:p>25.7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567" calcext:value-type="float">
            <text:p>25.56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884" calcext:value-type="float">
            <text:p>25.8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627" calcext:value-type="float">
            <text:p>25.6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5.684" calcext:value-type="float">
            <text:p>25.6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617" calcext:value-type="float">
            <text:p>25.6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53" calcext:value-type="float">
            <text:p>25.5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52" calcext:value-type="float">
            <text:p>25.9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5.925" calcext:value-type="float">
            <text:p>25.9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7.358" calcext:value-type="float">
            <text:p>27.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897" calcext:value-type="float">
            <text:p>25.89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225" calcext:value-type="float">
            <text:p>25.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838" calcext:value-type="float">
            <text:p>25.8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826" calcext:value-type="float">
            <text:p>25.8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8" calcext:value-type="float">
            <text:p>25.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99" calcext:value-type="float">
            <text:p>25.7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48" calcext:value-type="float">
            <text:p>25.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944" calcext:value-type="float">
            <text:p>25.9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23" calcext:value-type="float">
            <text:p>25.7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868" calcext:value-type="float">
            <text:p>25.8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824" calcext:value-type="float">
            <text:p>25.824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6"/>
          <table:table-cell office:value-type="float" office:value="25.676" calcext:value-type="float">
            <text:p>25.676</text:p>
          </table:table-cell>
          <table:table-cell table:number-columns-repeated="6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6"/>
          <table:table-cell office:value-type="float" office:value="25.71" calcext:value-type="float">
            <text:p>25.71</text:p>
          </table:table-cell>
          <table:table-cell table:number-columns-repeated="13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; itt hibas volt a cloud-32</text:p>
          </table:table-cell>
          <table:table-cell table:number-columns-repeated="5"/>
          <table:table-cell office:value-type="string" calcext:value-type="string">
            <text:p>Laby-naive para192</text:p>
          </table:table-cell>
          <table:table-cell table:number-columns-repeated="3"/>
          <table:table-cell office:value-type="string" calcext:value-type="string">
            <text:p>Laby-naive NonEmpty combiner para200; (cloud-32 kijavitva)</text:p>
          </table:table-cell>
          <table:table-cell table:number-columns-repeated="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3"/>
          <table:table-cell office:value-type="float" office:value="1500631797553" calcext:value-type="float">
            <text:p>15006317975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/>
          <table:table-cell office:value-type="float" office:value="1500631797562" calcext:value-type="float">
            <text:p>1500631797562</text:p>
          </table:table-cell>
          <table:table-cell table:formula="of:=[.T395]-[.T394]" office:value-type="float" office:value="9" calcext:value-type="float">
            <text:p>9</text:p>
          </table:table-cell>
          <table:table-cell table:formula="of:=[.U395]/1000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/>
          <table:table-cell office:value-type="float" office:value="1500631945045" calcext:value-type="float">
            <text:p>1500631945045</text:p>
          </table:table-cell>
          <table:table-cell table:formula="of:=[.T396]-[.T395]" office:value-type="float" office:value="147483" calcext:value-type="float">
            <text:p>147483</text:p>
          </table:table-cell>
          <table:table-cell table:formula="of:=[.U396]/1000" office:value-type="float" office:value="147.483" calcext:value-type="float">
            <text:p>147.483</text:p>
          </table:table-cell>
          <table:table-cell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/>
          <table:table-cell office:value-type="float" office:value="1500631981041" calcext:value-type="float">
            <text:p>1500631981041</text:p>
          </table:table-cell>
          <table:table-cell table:formula="of:=[.T397]-[.T396]" office:value-type="float" office:value="35996" calcext:value-type="float">
            <text:p>35996</text:p>
          </table:table-cell>
          <table:table-cell table:formula="of:=[.U397]/1000" office:value-type="float" office:value="35.996" calcext:value-type="float">
            <text:p>35.996</text:p>
          </table:table-cell>
          <table:table-cell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/>
          <table:table-cell office:value-type="float" office:value="1500632021353" calcext:value-type="float">
            <text:p>1500632021353</text:p>
          </table:table-cell>
          <table:table-cell table:formula="of:=[.T398]-[.T397]" office:value-type="float" office:value="40312" calcext:value-type="float">
            <text:p>40312</text:p>
          </table:table-cell>
          <table:table-cell table:formula="of:=[.U398]/1000" office:value-type="float" office:value="40.312" calcext:value-type="float">
            <text:p>40.312</text:p>
          </table:table-cell>
          <table:table-cell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/>
          <table:table-cell office:value-type="float" office:value="1500632062995" calcext:value-type="float">
            <text:p>1500632062995</text:p>
          </table:table-cell>
          <table:table-cell table:formula="of:=[.T399]-[.T398]" office:value-type="float" office:value="41642" calcext:value-type="float">
            <text:p>41642</text:p>
          </table:table-cell>
          <table:table-cell table:formula="of:=[.U399]/1000" office:value-type="float" office:value="41.642" calcext:value-type="float">
            <text:p>41.642</text:p>
          </table:table-cell>
          <table:table-cell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/>
          <table:table-cell office:value-type="float" office:value="1500632105713" calcext:value-type="float">
            <text:p>1500632105713</text:p>
          </table:table-cell>
          <table:table-cell table:formula="of:=[.T400]-[.T399]" office:value-type="float" office:value="42718" calcext:value-type="float">
            <text:p>42718</text:p>
          </table:table-cell>
          <table:table-cell table:formula="of:=[.U400]/1000" office:value-type="float" office:value="42.718" calcext:value-type="float">
            <text:p>42.718</text:p>
          </table:table-cell>
          <table:table-cell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/>
          <table:table-cell office:value-type="float" office:value="1500632159010" calcext:value-type="float">
            <text:p>1500632159010</text:p>
          </table:table-cell>
          <table:table-cell table:formula="of:=[.T401]-[.T400]" office:value-type="float" office:value="53297" calcext:value-type="float">
            <text:p>53297</text:p>
          </table:table-cell>
          <table:table-cell table:formula="of:=[.U401]/1000" office:value-type="float" office:value="53.297" calcext:value-type="float">
            <text:p>53.297</text:p>
          </table:table-cell>
          <table:table-cell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/>
          <table:table-cell office:value-type="float" office:value="1500632229745" calcext:value-type="float">
            <text:p>1500632229745</text:p>
          </table:table-cell>
          <table:table-cell table:formula="of:=[.T402]-[.T401]" office:value-type="float" office:value="70735" calcext:value-type="float">
            <text:p>70735</text:p>
          </table:table-cell>
          <table:table-cell table:formula="of:=[.U402]/1000" office:value-type="float" office:value="70.735" calcext:value-type="float">
            <text:p>70.735</text:p>
          </table:table-cell>
          <table:table-cell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/>
          <table:table-cell office:value-type="float" office:value="1500632271513" calcext:value-type="float">
            <text:p>1500632271513</text:p>
          </table:table-cell>
          <table:table-cell table:formula="of:=[.T403]-[.T402]" office:value-type="float" office:value="41768" calcext:value-type="float">
            <text:p>41768</text:p>
          </table:table-cell>
          <table:table-cell table:formula="of:=[.U403]/1000" office:value-type="float" office:value="41.768" calcext:value-type="float">
            <text:p>41.768</text:p>
          </table:table-cell>
          <table:table-cell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/>
          <table:table-cell office:value-type="float" office:value="1500632334084" calcext:value-type="float">
            <text:p>1500632334084</text:p>
          </table:table-cell>
          <table:table-cell table:formula="of:=[.T404]-[.T403]" office:value-type="float" office:value="62571" calcext:value-type="float">
            <text:p>62571</text:p>
          </table:table-cell>
          <table:table-cell table:formula="of:=[.U404]/1000" office:value-type="float" office:value="62.571" calcext:value-type="float">
            <text:p>62.571</text:p>
          </table:table-cell>
          <table:table-cell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/>
          <table:table-cell office:value-type="float" office:value="1500632364776" calcext:value-type="float">
            <text:p>1500632364776</text:p>
          </table:table-cell>
          <table:table-cell table:formula="of:=[.T405]-[.T404]" office:value-type="float" office:value="30692" calcext:value-type="float">
            <text:p>30692</text:p>
          </table:table-cell>
          <table:table-cell table:formula="of:=[.U405]/1000"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/>
          <table:table-cell office:value-type="float" office:value="1500632392839" calcext:value-type="float">
            <text:p>1500632392839</text:p>
          </table:table-cell>
          <table:table-cell table:formula="of:=[.T406]-[.T405]" office:value-type="float" office:value="28063" calcext:value-type="float">
            <text:p>28063</text:p>
          </table:table-cell>
          <table:table-cell table:formula="of:=[.U406]/1000" office:value-type="float" office:value="28.063" calcext:value-type="float">
            <text:p>28.063</text:p>
          </table:table-cell>
          <table:table-cell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/>
          <table:table-cell office:value-type="float" office:value="1500632419705" calcext:value-type="float">
            <text:p>1500632419705</text:p>
          </table:table-cell>
          <table:table-cell table:formula="of:=[.T407]-[.T406]" office:value-type="float" office:value="26866" calcext:value-type="float">
            <text:p>26866</text:p>
          </table:table-cell>
          <table:table-cell table:formula="of:=[.U407]/1000" office:value-type="float" office:value="26.866" calcext:value-type="float">
            <text:p>26.866</text:p>
          </table:table-cell>
          <table:table-cell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/>
          <table:table-cell office:value-type="float" office:value="1500632446377" calcext:value-type="float">
            <text:p>1500632446377</text:p>
          </table:table-cell>
          <table:table-cell table:formula="of:=[.T408]-[.T407]" office:value-type="float" office:value="26672" calcext:value-type="float">
            <text:p>26672</text:p>
          </table:table-cell>
          <table:table-cell table:formula="of:=[.U408]/1000" office:value-type="float" office:value="26.672" calcext:value-type="float">
            <text:p>26.672</text:p>
          </table:table-cell>
          <table:table-cell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/>
          <table:table-cell office:value-type="float" office:value="1500632471903" calcext:value-type="float">
            <text:p>1500632471903</text:p>
          </table:table-cell>
          <table:table-cell table:formula="of:=[.T409]-[.T408]" office:value-type="float" office:value="25526" calcext:value-type="float">
            <text:p>25526</text:p>
          </table:table-cell>
          <table:table-cell table:formula="of:=[.U409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/>
          <table:table-cell office:value-type="float" office:value="1500632498531" calcext:value-type="float">
            <text:p>1500632498531</text:p>
          </table:table-cell>
          <table:table-cell table:formula="of:=[.T410]-[.T409]" office:value-type="float" office:value="26628" calcext:value-type="float">
            <text:p>26628</text:p>
          </table:table-cell>
          <table:table-cell table:formula="of:=[.U410]/1000" office:value-type="float" office:value="26.628" calcext:value-type="float">
            <text:p>26.628</text:p>
          </table:table-cell>
          <table:table-cell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/>
          <table:table-cell office:value-type="float" office:value="1500632524365" calcext:value-type="float">
            <text:p>1500632524365</text:p>
          </table:table-cell>
          <table:table-cell table:formula="of:=[.T411]-[.T410]" office:value-type="float" office:value="25834" calcext:value-type="float">
            <text:p>25834</text:p>
          </table:table-cell>
          <table:table-cell table:formula="of:=[.U411]/1000" office:value-type="float" office:value="25.834" calcext:value-type="float">
            <text:p>25.834</text:p>
          </table:table-cell>
          <table:table-cell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/>
          <table:table-cell office:value-type="float" office:value="1500632556300" calcext:value-type="float">
            <text:p>1500632556300</text:p>
          </table:table-cell>
          <table:table-cell table:formula="of:=[.T412]-[.T411]" office:value-type="float" office:value="31935" calcext:value-type="float">
            <text:p>31935</text:p>
          </table:table-cell>
          <table:table-cell table:formula="of:=[.U412]/1000" office:value-type="float" office:value="31.935" calcext:value-type="float">
            <text:p>31.935</text:p>
          </table:table-cell>
          <table:table-cell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/>
          <table:table-cell office:value-type="float" office:value="1500632581597" calcext:value-type="float">
            <text:p>1500632581597</text:p>
          </table:table-cell>
          <table:table-cell table:formula="of:=[.T413]-[.T412]" office:value-type="float" office:value="25297" calcext:value-type="float">
            <text:p>25297</text:p>
          </table:table-cell>
          <table:table-cell table:formula="of:=[.U413]/1000" office:value-type="float" office:value="25.297" calcext:value-type="float">
            <text:p>25.297</text:p>
          </table:table-cell>
          <table:table-cell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/>
          <table:table-cell office:value-type="float" office:value="1500632607286" calcext:value-type="float">
            <text:p>1500632607286</text:p>
          </table:table-cell>
          <table:table-cell table:formula="of:=[.T414]-[.T413]" office:value-type="float" office:value="25689" calcext:value-type="float">
            <text:p>25689</text:p>
          </table:table-cell>
          <table:table-cell table:formula="of:=[.U414]/1000" office:value-type="float" office:value="25.689" calcext:value-type="float">
            <text:p>25.689</text:p>
          </table:table-cell>
          <table:table-cell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/>
          <table:table-cell office:value-type="float" office:value="1500632632908" calcext:value-type="float">
            <text:p>1500632632908</text:p>
          </table:table-cell>
          <table:table-cell table:formula="of:=[.T415]-[.T414]" office:value-type="float" office:value="25622" calcext:value-type="float">
            <text:p>25622</text:p>
          </table:table-cell>
          <table:table-cell table:formula="of:=[.U415]/1000" office:value-type="float" office:value="25.622" calcext:value-type="float">
            <text:p>25.622</text:p>
          </table:table-cell>
          <table:table-cell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/>
          <table:table-cell office:value-type="float" office:value="1500632658739" calcext:value-type="float">
            <text:p>1500632658739</text:p>
          </table:table-cell>
          <table:table-cell table:formula="of:=[.T416]-[.T415]" office:value-type="float" office:value="25831" calcext:value-type="float">
            <text:p>25831</text:p>
          </table:table-cell>
          <table:table-cell table:formula="of:=[.U416]/1000" office:value-type="float" office:value="25.831" calcext:value-type="float">
            <text:p>25.831</text:p>
          </table:table-cell>
          <table:table-cell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/>
          <table:table-cell office:value-type="float" office:value="1500632684208" calcext:value-type="float">
            <text:p>1500632684208</text:p>
          </table:table-cell>
          <table:table-cell table:formula="of:=[.T417]-[.T416]" office:value-type="float" office:value="25469" calcext:value-type="float">
            <text:p>25469</text:p>
          </table:table-cell>
          <table:table-cell table:formula="of:=[.U417]/1000" office:value-type="float" office:value="25.469" calcext:value-type="float">
            <text:p>25.469</text:p>
          </table:table-cell>
          <table:table-cell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/>
          <table:table-cell office:value-type="float" office:value="1500632709632" calcext:value-type="float">
            <text:p>1500632709632</text:p>
          </table:table-cell>
          <table:table-cell table:formula="of:=[.T418]-[.T417]" office:value-type="float" office:value="25424" calcext:value-type="float">
            <text:p>25424</text:p>
          </table:table-cell>
          <table:table-cell table:formula="of:=[.U418]/1000" office:value-type="float" office:value="25.424" calcext:value-type="float">
            <text:p>25.424</text:p>
          </table:table-cell>
          <table:table-cell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/>
          <table:table-cell office:value-type="float" office:value="1500632735002" calcext:value-type="float">
            <text:p>1500632735002</text:p>
          </table:table-cell>
          <table:table-cell table:formula="of:=[.T419]-[.T418]" office:value-type="float" office:value="25370" calcext:value-type="float">
            <text:p>25370</text:p>
          </table:table-cell>
          <table:table-cell table:formula="of:=[.U419]/1000" office:value-type="float" office:value="25.37" calcext:value-type="float">
            <text:p>25.37</text:p>
          </table:table-cell>
          <table:table-cell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/>
          <table:table-cell office:value-type="float" office:value="1500632760293" calcext:value-type="float">
            <text:p>1500632760293</text:p>
          </table:table-cell>
          <table:table-cell table:formula="of:=[.T420]-[.T419]" office:value-type="float" office:value="25291" calcext:value-type="float">
            <text:p>25291</text:p>
          </table:table-cell>
          <table:table-cell table:formula="of:=[.U420]/1000" office:value-type="float" office:value="25.291" calcext:value-type="float">
            <text:p>25.291</text:p>
          </table:table-cell>
          <table:table-cell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/>
          <table:table-cell office:value-type="float" office:value="1500632787219" calcext:value-type="float">
            <text:p>1500632787219</text:p>
          </table:table-cell>
          <table:table-cell table:formula="of:=[.T421]-[.T420]" office:value-type="float" office:value="26926" calcext:value-type="float">
            <text:p>26926</text:p>
          </table:table-cell>
          <table:table-cell table:formula="of:=[.U421]/1000" office:value-type="float" office:value="26.926" calcext:value-type="float">
            <text:p>26.926</text:p>
          </table:table-cell>
          <table:table-cell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/>
          <table:table-cell office:value-type="float" office:value="1500632812617" calcext:value-type="float">
            <text:p>1500632812617</text:p>
          </table:table-cell>
          <table:table-cell table:formula="of:=[.T422]-[.T421]" office:value-type="float" office:value="25398" calcext:value-type="float">
            <text:p>25398</text:p>
          </table:table-cell>
          <table:table-cell table:formula="of:=[.U422]/1000" office:value-type="float" office:value="25.398" calcext:value-type="float">
            <text:p>25.398</text:p>
          </table:table-cell>
          <table:table-cell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/>
          <table:table-cell office:value-type="float" office:value="1500632838164" calcext:value-type="float">
            <text:p>1500632838164</text:p>
          </table:table-cell>
          <table:table-cell table:formula="of:=[.T423]-[.T422]" office:value-type="float" office:value="25547" calcext:value-type="float">
            <text:p>25547</text:p>
          </table:table-cell>
          <table:table-cell table:formula="of:=[.U423]/1000" office:value-type="float" office:value="25.547" calcext:value-type="float">
            <text:p>25.547</text:p>
          </table:table-cell>
          <table:table-cell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/>
          <table:table-cell office:value-type="float" office:value="1500632863888" calcext:value-type="float">
            <text:p>1500632863888</text:p>
          </table:table-cell>
          <table:table-cell table:formula="of:=[.T424]-[.T423]" office:value-type="float" office:value="25724" calcext:value-type="float">
            <text:p>25724</text:p>
          </table:table-cell>
          <table:table-cell table:formula="of:=[.U424]/1000" office:value-type="float" office:value="25.724" calcext:value-type="float">
            <text:p>25.724</text:p>
          </table:table-cell>
          <table:table-cell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/>
          <table:table-cell office:value-type="float" office:value="1500632889455" calcext:value-type="float">
            <text:p>1500632889455</text:p>
          </table:table-cell>
          <table:table-cell table:formula="of:=[.T425]-[.T424]" office:value-type="float" office:value="25567" calcext:value-type="float">
            <text:p>25567</text:p>
          </table:table-cell>
          <table:table-cell table:formula="of:=[.U425]/1000" office:value-type="float" office:value="25.567" calcext:value-type="float">
            <text:p>25.567</text:p>
          </table:table-cell>
          <table:table-cell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/>
          <table:table-cell office:value-type="float" office:value="1500632915339" calcext:value-type="float">
            <text:p>1500632915339</text:p>
          </table:table-cell>
          <table:table-cell table:formula="of:=[.T426]-[.T425]" office:value-type="float" office:value="25884" calcext:value-type="float">
            <text:p>25884</text:p>
          </table:table-cell>
          <table:table-cell table:formula="of:=[.U426]/1000" office:value-type="float" office:value="25.884" calcext:value-type="float">
            <text:p>25.884</text:p>
          </table:table-cell>
          <table:table-cell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/>
          <table:table-cell office:value-type="float" office:value="1500632940966" calcext:value-type="float">
            <text:p>1500632940966</text:p>
          </table:table-cell>
          <table:table-cell table:formula="of:=[.T427]-[.T426]" office:value-type="float" office:value="25627" calcext:value-type="float">
            <text:p>25627</text:p>
          </table:table-cell>
          <table:table-cell table:formula="of:=[.U427]/1000" office:value-type="float" office:value="25.627" calcext:value-type="float">
            <text:p>25.627</text:p>
          </table:table-cell>
          <table:table-cell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/>
          <table:table-cell office:value-type="float" office:value="1500632966650" calcext:value-type="float">
            <text:p>1500632966650</text:p>
          </table:table-cell>
          <table:table-cell table:formula="of:=[.T428]-[.T427]" office:value-type="float" office:value="25684" calcext:value-type="float">
            <text:p>25684</text:p>
          </table:table-cell>
          <table:table-cell table:formula="of:=[.U428]/1000" office:value-type="float" office:value="25.684" calcext:value-type="float">
            <text:p>25.684</text:p>
          </table:table-cell>
          <table:table-cell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/>
          <table:table-cell office:value-type="float" office:value="1500632992267" calcext:value-type="float">
            <text:p>1500632992267</text:p>
          </table:table-cell>
          <table:table-cell table:formula="of:=[.T429]-[.T428]" office:value-type="float" office:value="25617" calcext:value-type="float">
            <text:p>25617</text:p>
          </table:table-cell>
          <table:table-cell table:formula="of:=[.U429]/1000" office:value-type="float" office:value="25.617" calcext:value-type="float">
            <text:p>25.617</text:p>
          </table:table-cell>
          <table:table-cell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/>
          <table:table-cell office:value-type="float" office:value="1500633017693" calcext:value-type="float">
            <text:p>1500633017693</text:p>
          </table:table-cell>
          <table:table-cell table:formula="of:=[.T430]-[.T429]" office:value-type="float" office:value="25426" calcext:value-type="float">
            <text:p>25426</text:p>
          </table:table-cell>
          <table:table-cell table:formula="of:=[.U430]/1000" office:value-type="float" office:value="25.426" calcext:value-type="float">
            <text:p>25.426</text:p>
          </table:table-cell>
          <table:table-cell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/>
          <table:table-cell office:value-type="float" office:value="1500633043246" calcext:value-type="float">
            <text:p>1500633043246</text:p>
          </table:table-cell>
          <table:table-cell table:formula="of:=[.T431]-[.T430]" office:value-type="float" office:value="25553" calcext:value-type="float">
            <text:p>25553</text:p>
          </table:table-cell>
          <table:table-cell table:formula="of:=[.U431]/1000" office:value-type="float" office:value="25.553" calcext:value-type="float">
            <text:p>25.553</text:p>
          </table:table-cell>
          <table:table-cell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/>
          <table:table-cell office:value-type="float" office:value="1500633069198" calcext:value-type="float">
            <text:p>1500633069198</text:p>
          </table:table-cell>
          <table:table-cell table:formula="of:=[.T432]-[.T431]" office:value-type="float" office:value="25952" calcext:value-type="float">
            <text:p>25952</text:p>
          </table:table-cell>
          <table:table-cell table:formula="of:=[.U432]/1000" office:value-type="float" office:value="25.952" calcext:value-type="float">
            <text:p>25.952</text:p>
          </table:table-cell>
          <table:table-cell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/>
          <table:table-cell office:value-type="float" office:value="1500633095123" calcext:value-type="float">
            <text:p>1500633095123</text:p>
          </table:table-cell>
          <table:table-cell table:formula="of:=[.T433]-[.T432]" office:value-type="float" office:value="25925" calcext:value-type="float">
            <text:p>25925</text:p>
          </table:table-cell>
          <table:table-cell table:formula="of:=[.U433]/1000" office:value-type="float" office:value="25.925" calcext:value-type="float">
            <text:p>25.925</text:p>
          </table:table-cell>
          <table:table-cell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/>
          <table:table-cell office:value-type="float" office:value="1500633122481" calcext:value-type="float">
            <text:p>1500633122481</text:p>
          </table:table-cell>
          <table:table-cell table:formula="of:=[.T434]-[.T433]" office:value-type="float" office:value="27358" calcext:value-type="float">
            <text:p>27358</text:p>
          </table:table-cell>
          <table:table-cell table:formula="of:=[.U434]/1000" office:value-type="float" office:value="27.358" calcext:value-type="float">
            <text:p>27.358</text:p>
          </table:table-cell>
          <table:table-cell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/>
          <table:table-cell office:value-type="float" office:value="1500633148378" calcext:value-type="float">
            <text:p>1500633148378</text:p>
          </table:table-cell>
          <table:table-cell table:formula="of:=[.T435]-[.T434]" office:value-type="float" office:value="25897" calcext:value-type="float">
            <text:p>25897</text:p>
          </table:table-cell>
          <table:table-cell table:formula="of:=[.U435]/1000" office:value-type="float" office:value="25.897" calcext:value-type="float">
            <text:p>25.897</text:p>
          </table:table-cell>
          <table:table-cell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/>
          <table:table-cell office:value-type="float" office:value="1500633173603" calcext:value-type="float">
            <text:p>1500633173603</text:p>
          </table:table-cell>
          <table:table-cell table:formula="of:=[.T436]-[.T435]" office:value-type="float" office:value="25225" calcext:value-type="float">
            <text:p>25225</text:p>
          </table:table-cell>
          <table:table-cell table:formula="of:=[.U436]/1000" office:value-type="float" office:value="25.225" calcext:value-type="float">
            <text:p>25.225</text:p>
          </table:table-cell>
          <table:table-cell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/>
          <table:table-cell office:value-type="float" office:value="1500633199441" calcext:value-type="float">
            <text:p>1500633199441</text:p>
          </table:table-cell>
          <table:table-cell table:formula="of:=[.T437]-[.T436]" office:value-type="float" office:value="25838" calcext:value-type="float">
            <text:p>25838</text:p>
          </table:table-cell>
          <table:table-cell table:formula="of:=[.U437]/1000" office:value-type="float" office:value="25.838" calcext:value-type="float">
            <text:p>25.838</text:p>
          </table:table-cell>
          <table:table-cell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/>
          <table:table-cell office:value-type="float" office:value="1500633225267" calcext:value-type="float">
            <text:p>1500633225267</text:p>
          </table:table-cell>
          <table:table-cell table:formula="of:=[.T438]-[.T437]" office:value-type="float" office:value="25826" calcext:value-type="float">
            <text:p>25826</text:p>
          </table:table-cell>
          <table:table-cell table:formula="of:=[.U438]/1000" office:value-type="float" office:value="25.826" calcext:value-type="float">
            <text:p>25.826</text:p>
          </table:table-cell>
          <table:table-cell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/>
          <table:table-cell office:value-type="float" office:value="1500633250647" calcext:value-type="float">
            <text:p>1500633250647</text:p>
          </table:table-cell>
          <table:table-cell table:formula="of:=[.T439]-[.T438]" office:value-type="float" office:value="25380" calcext:value-type="float">
            <text:p>25380</text:p>
          </table:table-cell>
          <table:table-cell table:formula="of:=[.U439]/1000" office:value-type="float" office:value="25.38" calcext:value-type="float">
            <text:p>25.38</text:p>
          </table:table-cell>
          <table:table-cell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/>
          <table:table-cell office:value-type="float" office:value="1500633276446" calcext:value-type="float">
            <text:p>1500633276446</text:p>
          </table:table-cell>
          <table:table-cell table:formula="of:=[.T440]-[.T439]" office:value-type="float" office:value="25799" calcext:value-type="float">
            <text:p>25799</text:p>
          </table:table-cell>
          <table:table-cell table:formula="of:=[.U440]/1000" office:value-type="float" office:value="25.799" calcext:value-type="float">
            <text:p>25.799</text:p>
          </table:table-cell>
          <table:table-cell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/>
          <table:table-cell office:value-type="float" office:value="1500633301972" calcext:value-type="float">
            <text:p>1500633301972</text:p>
          </table:table-cell>
          <table:table-cell table:formula="of:=[.T441]-[.T440]" office:value-type="float" office:value="25526" calcext:value-type="float">
            <text:p>25526</text:p>
          </table:table-cell>
          <table:table-cell table:formula="of:=[.U441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/>
          <table:table-cell office:value-type="float" office:value="1500633327452" calcext:value-type="float">
            <text:p>1500633327452</text:p>
          </table:table-cell>
          <table:table-cell table:formula="of:=[.T442]-[.T441]" office:value-type="float" office:value="25480" calcext:value-type="float">
            <text:p>25480</text:p>
          </table:table-cell>
          <table:table-cell table:formula="of:=[.U442]/1000" office:value-type="float" office:value="25.48" calcext:value-type="float">
            <text:p>25.48</text:p>
          </table:table-cell>
          <table:table-cell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/>
          <table:table-cell office:value-type="float" office:value="1500633353396" calcext:value-type="float">
            <text:p>1500633353396</text:p>
          </table:table-cell>
          <table:table-cell table:formula="of:=[.T443]-[.T442]" office:value-type="float" office:value="25944" calcext:value-type="float">
            <text:p>25944</text:p>
          </table:table-cell>
          <table:table-cell table:formula="of:=[.U443]/1000" office:value-type="float" office:value="25.944" calcext:value-type="float">
            <text:p>25.944</text:p>
          </table:table-cell>
          <table:table-cell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/>
          <table:table-cell office:value-type="float" office:value="1500633379119" calcext:value-type="float">
            <text:p>1500633379119</text:p>
          </table:table-cell>
          <table:table-cell table:formula="of:=[.T444]-[.T443]" office:value-type="float" office:value="25723" calcext:value-type="float">
            <text:p>25723</text:p>
          </table:table-cell>
          <table:table-cell table:formula="of:=[.U444]/1000" office:value-type="float" office:value="25.723" calcext:value-type="float">
            <text:p>25.7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/>
          <table:table-cell office:value-type="float" office:value="1500633404578" calcext:value-type="float">
            <text:p>1500633404578</text:p>
          </table:table-cell>
          <table:table-cell table:formula="of:=[.T445]-[.T444]" office:value-type="float" office:value="25459" calcext:value-type="float">
            <text:p>25459</text:p>
          </table:table-cell>
          <table:table-cell table:formula="of:=[.U445]/1000" office:value-type="float" office:value="25.459" calcext:value-type="float">
            <text:p>25.45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/>
          <table:table-cell office:value-type="float" office:value="1500633430446" calcext:value-type="float">
            <text:p>1500633430446</text:p>
          </table:table-cell>
          <table:table-cell table:formula="of:=[.T446]-[.T445]" office:value-type="float" office:value="25868" calcext:value-type="float">
            <text:p>25868</text:p>
          </table:table-cell>
          <table:table-cell table:formula="of:=[.U446]/1000" office:value-type="float" office:value="25.868" calcext:value-type="float">
            <text:p>25.86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/>
          <table:table-cell office:value-type="float" office:value="1500633456270" calcext:value-type="float">
            <text:p>1500633456270</text:p>
          </table:table-cell>
          <table:table-cell table:formula="of:=[.T447]-[.T446]" office:value-type="float" office:value="25824" calcext:value-type="float">
            <text:p>25824</text:p>
          </table:table-cell>
          <table:table-cell table:formula="of:=[.U447]/1000" office:value-type="float" office:value="25.824" calcext:value-type="float">
            <text:p>25.824</text:p>
          </table:table-cell>
          <table:table-cell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/>
          <table:table-cell office:value-type="float" office:value="1500633481946" calcext:value-type="float">
            <text:p>1500633481946</text:p>
          </table:table-cell>
          <table:table-cell table:formula="of:=[.T448]-[.T447]" office:value-type="float" office:value="25676" calcext:value-type="float">
            <text:p>25676</text:p>
          </table:table-cell>
          <table:table-cell table:formula="of:=[.U448]/1000" office:value-type="float" office:value="25.676" calcext:value-type="float">
            <text:p>25.676</text:p>
          </table:table-cell>
          <table:table-cell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/>
          <table:table-cell office:value-type="float" office:value="1500633507656" calcext:value-type="float">
            <text:p>1500633507656</text:p>
          </table:table-cell>
          <table:table-cell table:formula="of:=[.T449]-[.T448]" office:value-type="float" office:value="25710" calcext:value-type="float">
            <text:p>25710</text:p>
          </table:table-cell>
          <table:table-cell table:formula="of:=[.U449]/1000" office:value-type="float" office:value="25.71" calcext:value-type="float">
            <text:p>25.71</text:p>
          </table:table-cell>
          <table:table-cell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4" office:value-type="time" office:time-value="PT19H27M05S" calcext:value-type="time">
            <text:p>07:27:05 PM</text:p>
          </table:table-cell>
          <table:table-cell table:style-name="ce4" office:value-type="time" office:time-value="PT22H03M09S" calcext:value-type="time">
            <text:p>10:03:09 PM</text:p>
          </table:table-cell>
          <table:table-cell table:style-name="ce4" table:formula="of:=[.C619]-[.B619]" office:value-type="time" office:time-value="PT02H36M04S" calcext:value-type="time">
            <text:p>02:36:04 AM</text:p>
          </table:table-cell>
          <table:table-cell table:style-name="ce2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4" office:value-type="time" office:time-value="PT21H09M01S" calcext:value-type="time">
            <text:p>09:09:01 PM</text:p>
          </table:table-cell>
          <table:table-cell table:style-name="ce4" office:value-type="time" office:time-value="PT21H30M46S" calcext:value-type="time">
            <text:p>09:30:46 PM</text:p>
          </table:table-cell>
          <table:table-cell table:style-name="ce4" table:formula="of:=[.C620]-[.B620]" office:value-type="time" office:time-value="PT00H21M45S" calcext:value-type="time">
            <text:p>12:21:45 AM</text:p>
          </table:table-cell>
          <table:table-cell table:style-name="ce2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4" office:value-type="time" office:time-value="PT14H46M50S" calcext:value-type="time">
            <text:p>02:46:50 PM</text:p>
          </table:table-cell>
          <table:table-cell table:style-name="ce4" office:value-type="time" office:time-value="PT15H00M36S" calcext:value-type="time">
            <text:p>03:00:36 PM</text:p>
          </table:table-cell>
          <table:table-cell table:style-name="ce4" table:formula="of:=[.C621]-[.B621]" office:value-type="time" office:time-value="PT00H13M46S" calcext:value-type="time">
            <text:p>12:13:46 AM</text:p>
          </table:table-cell>
          <table:table-cell table:style-name="ce2" table:formula="of:=13*60+46" office:value-type="float" office:value="826" calcext:value-type="float">
            <text:p>826</text:p>
          </table:table-cell>
          <table:table-cell table:number-columns-repeated="2"/>
          <table:table-cell table:style-name="ce4" office:value-type="time" office:time-value="PT20H45M35S" calcext:value-type="time">
            <text:p>08:45:35 PM</text:p>
          </table:table-cell>
          <table:table-cell table:style-name="ce4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4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4" table:formula="of:=[.C622]-[.B622]" office:value-type="string" office:string-value="" calcext:value-type="error">
            <text:p>#VALUE!</text:p>
          </table:table-cell>
          <table:table-cell table:style-name="ce2"/>
          <table:table-cell table:number-columns-repeated="2"/>
          <table:table-cell table:style-name="ce4" office:value-type="time" office:time-value="PT21H22M00S" calcext:value-type="time">
            <text:p>09:22:00 PM</text:p>
          </table:table-cell>
          <table:table-cell table:style-name="ce4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8400" calcext:value-type="float">
            <text:p>18400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9:13:17.79865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21T13:29:33.260480559</dc:date>
    <meta:editing-duration>P4DT2H53M49S</meta:editing-duration>
    <meta:editing-cycles>33</meta:editing-cycles>
    <meta:generator>LibreOffice/5.1.6.2$Linux_X86_64 LibreOffice_project/10m0$Build-2</meta:generator>
    <meta:document-statistic meta:table-count="1" meta:cell-count="45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